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1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3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/>
    <style:style style:name="T21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55436736" text:id="ct554367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55040928" text:id="ct5504092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5041264" text:id="ct550412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5041600" text:id="ct550416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5436016" text:id="ct5543601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55041792" text:id="ct550417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55436736"/><text:change-start text:change-id="ct55040928"/>Adopt<text:change-end text:change-id="ct55040928"/>ed<text:change-start text:change-id="ct55041264"/> as a <text:change-end text:change-id="ct55041264"/>NMRA <text:change-start text:change-id="ct55041600"/>Standard<text:change-end text:change-id="ct55041600"/></text:h>
      </text:section>
      <text:p text:style-name="Standard">The OpenLCB Standard document appended to this cover sheet has been formally adopted as a NMRA Standard by the NMRA Board of Directors on the date shown in the <text:span text:style-name="T19">Adopted</text:span> column in the <text:span text:style-name="T18">Version History</text:span> table below.</text:p>
      <text:h text:style-name="Heading_20_1" text:outline-level="1"><text:change text:change-id="ct55436016"/><text:change-start text:change-id="ct55041792"/>Version History<text:change-end text:change-id="ct550417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0:40.123451314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6228624" text:id="ct56228624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55540512" text:id="ct55540512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5-02-17T20:30:40.124763920">2/17/2015</text:date></text:span></text:p>
            </text:deletion>
          </text:changed-region>
          <text:changed-region xml:id="ct56231600" text:id="ct56231600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55540848" text:id="ct55540848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56232016" text:id="ct56232016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56230928" text:id="ct56230928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56228624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55540512"/><text:change text:change-id="ct56231600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55540848"/><text:span text:style-name="MT11">9.</text:span><text:change text:change-id="ct56232016"/><text:change-start text:change-id="ct56230928"/><text:span text:style-name="MT11">7</text:span><text:change-end text:change-id="ct56230928"/><text:span text:style-name="MT11">.1.1-TN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33M8S</meta:editing-duration>
    <meta:generator>LibreOffice/4.2.7.2$Linux_X86_64 LibreOffice_project/420m0$Build-2</meta:generator>
    <dc:date>2015-02-17T20:30:40.027643698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20" meta:word-count="128" meta:character-count="778" meta:non-whitespace-character-count="663"/>
  </office:meta>
</office:document-meta>
</file>